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32cm" fo:break-before="auto" style:use-optimal-row-height="fals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Для Карат-3" table:style-name="ta1">
        <table:table-column table:style-name="co1" table:number-columns-repeated="2" table:default-cell-style-name="ce21"/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</table:table-row>
        <table:table-row table:style-name="ro4"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4"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208" calcext:value-type="float">
            <text:p>208</text:p>
          </table:table-cell>
        </table:table-row>
        <table:table-row table:style-name="ro4"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-2" calcext:value-type="float">
            <text:p>-2</text:p>
          </table:table-cell>
        </table:table-row>
        <table:table-row table:style-name="ro4"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70" calcext:value-type="float">
            <text:p>70</text:p>
          </table:table-cell>
        </table:table-row>
        <table:table-row table:style-name="ro4"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22105100" calcext:value-type="float">
            <text:p>22105100</text:p>
          </table:table-cell>
        </table:table-row>
        <table:table-row table:style-name="ro4"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2105100" calcext:value-type="float">
            <text:p>22105100</text:p>
          </table:table-cell>
        </table:table-row>
        <table:table-row table:style-name="ro4"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21105300" calcext:value-type="float">
            <text:p>21105300</text:p>
          </table:table-cell>
        </table:table-row>
        <table:table-row table:style-name="ro4"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21105100" calcext:value-type="float">
            <text:p>21105100</text:p>
          </table:table-cell>
        </table:table-row>
        <table:table-row table:style-name="ro4"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4">
          <table:table-cell table:style-name="ce20" office:value-type="float" office:value="109" calcext:value-type="float">
            <text:p>109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4"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000" calcext:value-type="float">
            <text:p>4000</text:p>
          </table:table-cell>
        </table:table-row>
        <table:table-row table:style-name="ro4" table:number-rows-repeated="104856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21"/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</table:table-row>
        <table:table-row table:style-name="ro5">
          <table:table-cell table:style-name="ce22" office:value-type="string" calcext:value-type="string" table:number-columns-spanned="2" table:number-rows-spanned="1">
            <text:p>№ платы ______</text:p>
          </table:table-cell>
          <table:covered-table-cell table:style-name="ce20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</table:table-row>
        <table:table-row table:style-name="ro4"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4"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208" calcext:value-type="float">
            <text:p>208</text:p>
          </table:table-cell>
        </table:table-row>
        <table:table-row table:style-name="ro4"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-2" calcext:value-type="float">
            <text:p>-2</text:p>
          </table:table-cell>
        </table:table-row>
        <table:table-row table:style-name="ro4"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27007700" calcext:value-type="float">
            <text:p>27007700</text:p>
          </table:table-cell>
        </table:table-row>
        <table:table-row table:style-name="ro4"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3558000" calcext:value-type="float">
            <text:p>13558000</text:p>
          </table:table-cell>
        </table:table-row>
        <table:table-row table:style-name="ro4"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13561000" calcext:value-type="float">
            <text:p>13561000</text:p>
          </table:table-cell>
        </table:table-row>
        <table:table-row table:style-name="ro4"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34441500" calcext:value-type="float">
            <text:p>34441500</text:p>
          </table:table-cell>
        </table:table-row>
        <table:table-row table:style-name="ro4"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4000" calcext:value-type="float">
            <text:p>4000</text:p>
          </table:table-cell>
        </table:table-row>
        <table:table-row table:style-name="ro4"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8000" calcext:value-type="float">
            <text:p>8000</text:p>
          </table:table-cell>
        </table:table-row>
        <table:table-row table:style-name="ro4"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3000" calcext:value-type="float">
            <text:p>13000</text:p>
          </table:table-cell>
        </table:table-row>
        <table:table-row table:style-name="ro4"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000" calcext:value-type="float">
            <text:p>20000</text:p>
          </table:table-cell>
        </table:table-row>
        <table:table-row table:style-name="ro4" table:number-rows-repeated="104856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3"/>
          <table:table-cell table:number-columns-repeated="4"/>
        </table:table-row>
        <table:table-row table:style-name="ro8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1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200" calcext:value-type="float" table:number-columns-spanned="2" table:number-rows-spanned="1">
            <text:p>320022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100" calcext:value-type="float">
            <text:p>34440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700" calcext:value-type="float">
            <text:p>17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1" calcext:value-type="string">
            <text:p>№121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32002200" calcext:value-type="float">
            <text:p>320022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100" calcext:value-type="float">
            <text:p>34440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2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2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8000" calcext:value-type="float" table:number-columns-spanned="2" table:number-rows-spanned="1">
            <text:p>270080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2" calcext:value-type="string">
            <text:p>№122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8000" calcext:value-type="float">
            <text:p>270080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3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3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800" calcext:value-type="float">
            <text:p>135608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500" calcext:value-type="float" table:number-columns-spanned="2" table:number-rows-spanned="1">
            <text:p>270075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string" office:string-value="№123" calcext:value-type="string">
            <text:p>№123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500" calcext:value-type="float">
            <text:p>270075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4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4" calcext:value-type="float">
            <text:p>124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0300" calcext:value-type="float" table:number-columns-spanned="2" table:number-rows-spanned="1">
            <text:p>270003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200" calcext:value-type="float">
            <text:p>1356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000" calcext:value-type="float">
            <text:p>34440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0300" calcext:value-type="float">
            <text:p>270003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200" calcext:value-type="float">
            <text:p>135612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0000" calcext:value-type="float">
            <text:p>344400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5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5" calcext:value-type="float">
            <text:p>125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200" calcext:value-type="float">
            <text:p>135582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400" calcext:value-type="float">
            <text:p>135594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37100" calcext:value-type="float">
            <text:p>34437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700" calcext:value-type="float">
            <text:p>270077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7900" calcext:value-type="float">
            <text:p>135579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37100" calcext:value-type="float">
            <text:p>34437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float" office:value="126" calcext:value-type="float">
            <text:p>126</text:p>
          </table:table-cell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4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34"/>
          <table:covered-table-cell/>
        </table:table-row>
        <table:table-row table:style-name="ro4" table:number-rows-repeated="2"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4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300" calcext:value-type="float">
            <text:p>300</text:p>
          </table:table-cell>
          <table:table-cell/>
          <table:table-cell table:style-name="ce23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5100" calcext:value-type="float">
            <text:p>34445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  <table:table-row table:style-name="ro4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Памятка</text:p>
          </table:table-cell>
          <table:covered-table-cell table:style-name="ce20"/>
          <table:table-cell table:number-columns-repeated="5"/>
        </table:table-row>
        <table:table-row table:style-name="ro5">
          <table:table-cell table:style-name="ce22" office:value-type="string" calcext:value-type="string">
            <text:p>Плата</text:p>
          </table:table-cell>
          <table:table-cell table:formula="of:=[.E1]"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0"/>
          <table:table-cell table:number-columns-repeated="5"/>
        </table:table-row>
        <table:table-row table:style-name="ro3">
          <table:table-cell table:style-name="ce19" office:value-type="string" calcext:value-type="string">
            <text:p>Номер пункта меню</text:p>
          </table:table-cell>
          <table:table-cell table:style-name="ce19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[.C6]" office:value-type="float" office:value="27007700" calcext:value-type="float">
            <text:p>27007700</text:p>
          </table:table-cell>
          <table:table-cell table:number-columns-repeated="5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[.C8]" office:value-type="float" office:value="13558000" calcext:value-type="float">
            <text:p>13558000</text:p>
          </table:table-cell>
          <table:table-cell table:number-columns-repeated="5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[.C9]" office:value-type="float" office:value="13561000" calcext:value-type="float">
            <text:p>13561000</text:p>
          </table:table-cell>
          <table:table-cell table:number-columns-repeated="5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[.C10]" office:value-type="float" office:value="34445100" calcext:value-type="float">
            <text:p>34445100</text:p>
          </table:table-cell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23T01:11:22.907000000</dc:date>
    <meta:editing-duration>PT15H25M37S</meta:editing-duration>
    <meta:editing-cycles>53</meta:editing-cycles>
    <meta:generator>LibreOffice/7.4.2.3$Windows_X86_64 LibreOffice_project/382eef1f22670f7f4118c8c2dd222ec7ad009daf</meta:generator>
    <meta:print-date>2026-02-02T17:35:54.377000000</meta:print-date>
    <meta:document-statistic meta:table-count="15" meta:cell-count="645" meta:object-count="26"/>
  </office:meta>
</office:document-meta>
</file>